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3c476"/>
    </style:style>
    <style:style style:name="P3" style:family="paragraph" style:parent-style-name="Standard">
      <style:paragraph-properties fo:text-align="center" style:justify-single-word="false"/>
      <style:text-properties officeooo:paragraph-rsid="0003fadd"/>
    </style:style>
    <style:style style:name="P4" style:family="paragraph" style:parent-style-name="Standard">
      <style:text-properties officeooo:paragraph-rsid="0003c476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03fadd"/>
    </style:style>
    <style:style style:name="P7" style:family="paragraph" style:parent-style-name="Standard">
      <style:paragraph-properties fo:text-align="start" style:justify-single-word="false"/>
      <style:text-properties officeooo:paragraph-rsid="00043e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add" style:font-weight-asian="bold" style:font-weight-complex="bold"/>
    </style:style>
    <style:style style:name="T3" style:family="text">
      <style:text-properties officeooo:rsid="0003c476"/>
    </style:style>
    <style:style style:name="T4" style:family="text">
      <style:text-properties officeooo:rsid="0003fadd"/>
    </style:style>
    <style:style style:name="T5" style:family="text">
      <style:text-properties fo:font-weight="normal" officeooo:rsid="0003fadd" style:font-weight-asian="normal" style:font-weight-complex="normal"/>
    </style:style>
    <style:style style:name="T6" style:family="text">
      <style:text-properties fo:font-weight="normal" officeooo:rsid="00043e07" style:font-weight-asian="normal" style:font-weight-complex="normal"/>
    </style:style>
    <style:style style:name="T7" style:family="text">
      <style:text-properties officeooo:rsid="00043e0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Dividing the problem in functions</text:span>:</text:p>
      <text:p text:style-name="Standard"/>
      <text:p text:style-name="P1"><text:span text:style-name="T1">f(x)</text:span> = f</text:p>
      <text:p text:style-name="P1"><text:span text:style-name="T1">g(x)</text:span> = x</text:p>
      <text:p text:style-name="P1"><text:span text:style-name="T1">h(x)</text:span> =<draw:frame draw:style-name="fr1" draw:name="Objeto1" text:anchor-type="as-char" svg:y="-0.415cm" svg:width="0.69cm" svg:height="0.504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pan text:style-name="T7">The problem can be factored by the product rule</text:span>:</text:p>
      <text:p text:style-name="Standard"/>
      <text:p text:style-name="P2">xf' + f <text:span text:style-name="T3">= </text:span>xf' + 1f = g(x)f'(x) + g'(x)f(x) = (g(x)f(x))'</text:p>
      <text:p text:style-name="P2">xf' + f = <text:span text:style-name="T1">(xf)'</text:span></text:p>
      <text:p text:style-name="Standard"/>
      <text:p text:style-name="Standard"><text:span text:style-name="T7">Replacing the result in the original equation</text:span>:</text:p>
      <text:p text:style-name="Standard"/>
      <text:p text:style-name="P2">(xf)' = <draw:frame draw:style-name="fr1" draw:name="Objeto2" text:anchor-type="as-char" svg:y="-0.415cm" svg:width="0.69cm" svg:height="0.504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">xf = <draw:frame draw:style-name="fr1" draw:name="Objeto3" text:anchor-type="as-char" svg:y="-0.462cm" svg:width="1.095cm" svg:height="0.63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>f = <text:s/><draw:frame draw:style-name="fr1" draw:name="Objeto4" text:anchor-type="as-char" svg:y="-0.788cm" svg:width="1.141cm" svg:height="1.168cm" draw:z-index="1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Standard"/>
      <text:p text:style-name="P4"><text:span text:style-name="T7">Since</text:span><draw:frame draw:style-name="fr1" draw:name="Objeto5" text:anchor-type="as-char" svg:y="-0.415cm" svg:width="0.69cm" svg:height="0.504cm" draw:z-index="2"><draw:object xlink:href="./Object 5" xlink:type="simple" xlink:show="embed" xlink:actuate="onLoad"/><draw:image xlink:href="./ObjectReplacements/Object 5" xlink:type="simple" xlink:show="embed" xlink:actuate="onLoad"/><svg:desc>fórmula</svg:desc></draw:frame> = <draw:frame draw:style-name="fr1" draw:name="Objeto6" text:anchor-type="as-char" svg:y="-0.723cm" svg:width="0.61cm" svg:height="0.813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:</text:p>
      <text:p text:style-name="P1"/>
      <text:p text:style-name="P1"><draw:frame draw:style-name="fr1" draw:name="Objeto7" text:anchor-type="as-char" svg:y="-0.723cm" svg:width="1.014cm" svg:height="0.898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text:s/>= <draw:frame draw:style-name="fr1" draw:name="Objeto8" text:anchor-type="as-char" svg:y="-0.967cm" svg:width="1.549cm" svg:height="1.344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>f = <draw:frame draw:style-name="fr1" draw:name="Objeto9" text:anchor-type="as-char" svg:y="-1.496cm" svg:width="1.632cm" svg:height="1.873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text:span text:style-name="T4">= </text:span><text:span text:style-name="T4"><draw:frame draw:style-name="fr1" draw:name="Objeto12" text:anchor-type="as-char" svg:y="-0.967cm" svg:width="1.632cm" svg:height="1.344cm" draw:z-index="8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4">=</text:span><text:span text:style-name="T4"><draw:frame draw:style-name="fr1" draw:name="Objeto13" text:anchor-type="as-char" svg:y="-0.967cm" svg:width="1.63cm" svg:height="1.344cm" draw:z-index="9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T4">=</text:span><text:span text:style-name="T4"><draw:frame draw:style-name="fr1" draw:name="Objeto14" text:anchor-type="as-char" svg:y="-0.656cm" svg:width="1.709cm" svg:height="1.035cm" draw:z-index="10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p>
      <text:p text:style-name="P5"/>
      <text:p text:style-name="P7"><text:span text:style-name="T7">Since</text:span> <text:span text:style-name="T2">f(x) </text:span><text:span text:style-name="T1">= </text:span><text:span text:style-name="T2">f</text:span><text:span text:style-name="T5">, </text:span><text:span text:style-name="T6">the solution is</text:span><text:span text:style-name="T5">:</text:span></text:p>
      <text:p text:style-name="P6"><text:span text:style-name="T5"/></text:p>
      <text:p text:style-name="P3"><text:span text:style-name="T2">f(x) =</text:span><text:span text:style-name="T2"><draw:frame draw:style-name="fr1" draw:name="Objeto10" text:anchor-type="as-char" svg:y="-0.656cm" svg:width="1.709cm" svg:height="1.035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0:27:10.781000000</meta:creation-date>
    <dc:date>2021-03-27T20:56:12.716000000</dc:date>
    <meta:editing-duration>PT8M40S</meta:editing-duration>
    <meta:editing-cycles>1</meta:editing-cycles>
    <meta:document-statistic meta:table-count="0" meta:image-count="0" meta:object-count="13" meta:page-count="1" meta:paragraph-count="16" meta:word-count="70" meta:character-count="297" meta:non-whitespace-character-count="237"/>
    <meta:generator>LibreOffice/6.0.4.2$Windows_X86_64 LibreOffice_project/9b0d9b32d5dcda91d2f1a96dc04c645c450872bf</meta:generator>
  </office:meta>
</office:document-meta>
</file>

<file path=Object 1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10/content.xml><?xml version="1.0" encoding="utf-8"?>
<math xmlns="http://www.w3.org/1998/Math/MathML" display="block">
  <semantics>
    <mrow>
      <mfrac>
        <mrow>
          <mn>2</mn>
          <msqrt>
            <mi>x</mi>
          </msqrt>
        </mrow>
        <mn>3</mn>
      </mfrac>
      <mo stretchy="false">+</mo>
      <mfrac>
        <mi>C</mi>
        <mi>x</mi>
      </mfrac>
    </mrow>
    <annotation encoding="StarMath 5.0"> { {2 sqrt x } over {3}} + {C} over {x} </annotation>
  </semantics>
</math>
</file>

<file path=Object 12/content.xml><?xml version="1.0" encoding="utf-8"?>
<math xmlns="http://www.w3.org/1998/Math/MathML" display="block">
  <semantics>
    <mrow>
      <mfrac>
        <mrow>
          <mn>2</mn>
          <msup>
            <mi>x</mi>
            <mfrac>
              <mn>3</mn>
              <mn>2</mn>
            </mfrac>
          </msup>
        </mrow>
        <mrow>
          <mn>3</mn>
          <mi>x</mi>
        </mrow>
      </mfrac>
      <mo stretchy="false">+</mo>
      <mfrac>
        <mi>C</mi>
        <mi>x</mi>
      </mfrac>
    </mrow>
    <annotation encoding="StarMath 5.0"> { {2x^{{3} over {2} }} over {3x}} + {C} over {x} </annotation>
  </semantics>
</math>
</file>

<file path=Object 13/content.xml><?xml version="1.0" encoding="utf-8"?>
<math xmlns="http://www.w3.org/1998/Math/MathML" display="block">
  <semantics>
    <mrow>
      <mfrac>
        <mrow>
          <mn>2</mn>
          <msup>
            <mi>x</mi>
            <mfrac>
              <mn>1</mn>
              <mn>2</mn>
            </mfrac>
          </msup>
        </mrow>
        <mn>3</mn>
      </mfrac>
      <mo stretchy="false">+</mo>
      <mfrac>
        <mi>C</mi>
        <mi>x</mi>
      </mfrac>
    </mrow>
    <annotation encoding="StarMath 5.0"> { {2x^{{1} over {2} }} over {3}} + {C} over {x} </annotation>
  </semantics>
</math>
</file>

<file path=Object 14/content.xml><?xml version="1.0" encoding="utf-8"?>
<math xmlns="http://www.w3.org/1998/Math/MathML" display="block">
  <semantics>
    <mrow>
      <mfrac>
        <mrow>
          <mn>2</mn>
          <msqrt>
            <mi>x</mi>
          </msqrt>
        </mrow>
        <mn>3</mn>
      </mfrac>
      <mo stretchy="false">+</mo>
      <mfrac>
        <mi>C</mi>
        <mi>x</mi>
      </mfrac>
    </mrow>
    <annotation encoding="StarMath 5.0"> { {2 sqrt x } over {3}} + {C} over {x} </annotation>
  </semantics>
</math>
</file>

<file path=Object 2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3/content.xml><?xml version="1.0" encoding="utf-8"?>
<math xmlns="http://www.w3.org/1998/Math/MathML" display="block">
  <semantics>
    <mrow>
      <mo stretchy="false">∫</mo>
      <msqrt>
        <mi>x</mi>
      </msqrt>
    </mrow>
    <annotation encoding="StarMath 5.0">int sqrt x</annotation>
  </semantics>
</math>
</file>

<file path=Object 4/content.xml><?xml version="1.0" encoding="utf-8"?>
<math xmlns="http://www.w3.org/1998/Math/MathML" display="block">
  <semantics>
    <mfrac>
      <mrow>
        <mo stretchy="false">∫</mo>
        <msqrt>
          <mi>x</mi>
        </msqrt>
      </mrow>
      <mi>x</mi>
    </mfrac>
    <annotation encoding="StarMath 5.0"> {int sqrt x} over {x} </annotation>
  </semantics>
</math>
</file>

<file path=Object 5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6/content.xml><?xml version="1.0" encoding="utf-8"?>
<math xmlns="http://www.w3.org/1998/Math/MathML" display="block">
  <semantics>
    <msup>
      <mi>x</mi>
      <mfrac>
        <mn>1</mn>
        <mn>2</mn>
      </mfrac>
    </msup>
    <annotation encoding="StarMath 5.0"> x^{ {1} over {2} }</annotation>
  </semantics>
</math>
</file>

<file path=Object 7/content.xml><?xml version="1.0" encoding="utf-8"?>
<math xmlns="http://www.w3.org/1998/Math/MathML" display="block">
  <semantics>
    <mrow>
      <mo stretchy="false">∫</mo>
      <msup>
        <mi>x</mi>
        <mfrac>
          <mn>1</mn>
          <mn>2</mn>
        </mfrac>
      </msup>
    </mrow>
    <annotation encoding="StarMath 5.0">int x^{ {1} over {2} }</annotation>
  </semantics>
</math>
</file>

<file path=Object 8/content.xml><?xml version="1.0" encoding="utf-8"?>
<math xmlns="http://www.w3.org/1998/Math/MathML" display="block">
  <semantics>
    <mrow>
      <mfrac>
        <mrow>
          <mn>2</mn>
          <msup>
            <mi>x</mi>
            <mfrac>
              <mn>3</mn>
              <mn>2</mn>
            </mfrac>
          </msup>
        </mrow>
        <mn>3</mn>
      </mfrac>
      <mo stretchy="false">+</mo>
      <mi>C</mi>
    </mrow>
    <annotation encoding="StarMath 5.0"> {2x^{{3} over {2} }} over {3} + C</annotation>
  </semantics>
</math>
</file>

<file path=Object 9/content.xml><?xml version="1.0" encoding="utf-8"?>
<math xmlns="http://www.w3.org/1998/Math/MathML" display="block">
  <semantics>
    <mfrac>
      <mrow>
        <mfrac>
          <mrow>
            <mn>2</mn>
            <msup>
              <mi>x</mi>
              <mfrac>
                <mn>3</mn>
                <mn>2</mn>
              </mfrac>
            </msup>
          </mrow>
          <mn>3</mn>
        </mfrac>
        <mo stretchy="false">+</mo>
        <mi>C</mi>
      </mrow>
      <mi>x</mi>
    </mfrac>
    <annotation encoding="StarMath 5.0"> { {2x^{{3} over {2} }} over {3} + C} over {x} </annotation>
  </semantics>
</math>
</file>